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E00000025543F21581C6B21E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5de" officeooo:paragraph-rsid="001335d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Document</text:p>
      <text:p text:style-name="P1"/>
      <text:p text:style-name="P1">Test 1:</text:p>
      <text:p text:style-name="P1"><draw:frame draw:style-name="fr1" draw:name="Image1" text:anchor-type="char" svg:width="6.9252in" svg:height="2.0508in" draw:z-index="0"><draw:image xlink:href="Pictures/10000001000007E00000025543F21581C6B21E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2:47:21.587333558</meta:creation-date>
    <dc:date>2024-11-25T12:48:37.262685232</dc:date>
    <meta:editing-duration>PT1M16S</meta:editing-duration>
    <meta:editing-cycles>1</meta:editing-cycles>
    <meta:document-statistic meta:table-count="0" meta:image-count="1" meta:object-count="0" meta:page-count="1" meta:paragraph-count="2" meta:word-count="4" meta:character-count="22" meta:non-whitespace-character-count="20"/>
    <meta:generator>LibreOffice/7.3.7.2$Linux_X86_64 LibreOffice_project/30$Build-2</meta:generator>
  </office:meta>
</office:document-meta>
</file>